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071" officeooo:paragraph-rsid="0002a071"/>
    </style:style>
    <style:style style:name="P2" style:family="paragraph" style:parent-style-name="Standard">
      <style:paragraph-properties fo:text-align="start" style:justify-single-word="false"/>
      <style:text-properties fo:font-size="16pt" officeooo:rsid="0013ddd0" officeooo:paragraph-rsid="0002a071" style:font-size-asian="14pt" style:font-size-complex="16pt"/>
    </style:style>
    <style:style style:name="T1" style:family="text">
      <style:text-properties officeooo:rsid="0002a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2 : The Calf</text:p>
      <text:p text:style-name="P1"/>
      <text:p text:style-name="P1">Sign 11</text:p>
      <text:p text:style-name="P1"/>
      <text:p text:style-name="P2">And when it is said to them, “Do not spread corruption in the Earth.”, they say, “We are only <text:span text:style-name="T1">those who fix</text:span>!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21:25:45.961000000</meta:creation-date>
    <dc:date>2025-04-22T21:32:59.090000000</dc:date>
    <meta:editing-duration>PT7M13S</meta:editing-duration>
    <meta:editing-cycles>1</meta:editing-cycles>
    <meta:document-statistic meta:table-count="0" meta:image-count="0" meta:object-count="0" meta:page-count="1" meta:paragraph-count="4" meta:word-count="36" meta:character-count="183" meta:non-whitespace-character-count="151"/>
    <meta:generator>LibreOffice/7.6.4.1$Windows_X86_64 LibreOffice_project/e19e193f88cd6c0525a17fb7a176ed8e6a3e2aa1</meta:generator>
  </office:meta>
</office:document-meta>
</file>